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.01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2"/>
      <text:p text:style-name="P3"/>
      <text:p text:style-name="P2"/>
      <text:p text:style-name="P2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Standard">Ivrea, 20 febbraio 2025</text:p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I.I.S. Giovanni Cena – Ivrea</text:p>
      <text:p text:style-name="Standard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39:45.83</dc:date>
    <meta:editing-duration>PT13M19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1" meta:paragraph-count="20" meta:word-count="167" meta:character-count="1178"/>
  </office:meta>
</office:document-meta>
</file>